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dc10b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3e76" officeooo:paragraph-rsid="00289439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size-asian="12pt" style:font-weight-asian="bold" style:font-weight-complex="bold"/>
    </style:style>
    <style:style style:name="P5" style:family="paragraph" style:parent-style-name="Standard">
      <style:text-properties officeooo:rsid="001dc10b" officeooo:paragraph-rsid="001dc10b"/>
    </style:style>
    <style:style style:name="P6" style:family="paragraph" style:parent-style-name="Standard">
      <style:text-properties officeooo:rsid="001dc10b" officeooo:paragraph-rsid="001f2c69"/>
    </style:style>
    <style:style style:name="P7" style:family="paragraph" style:parent-style-name="Standard">
      <style:text-properties officeooo:rsid="001dc10b" officeooo:paragraph-rsid="002c65a0"/>
    </style:style>
    <style:style style:name="P8" style:family="paragraph" style:parent-style-name="Standard">
      <style:text-properties officeooo:rsid="00216ead" officeooo:paragraph-rsid="00216ead"/>
    </style:style>
    <style:style style:name="P9" style:family="paragraph" style:parent-style-name="Standard">
      <style:text-properties officeooo:rsid="001affc0" officeooo:paragraph-rsid="001dc10b" style:font-size-asian="12pt"/>
    </style:style>
    <style:style style:name="P10" style:family="paragraph" style:parent-style-name="Standard">
      <style:text-properties officeooo:rsid="00216ead" officeooo:paragraph-rsid="00216ead" style:font-size-asian="12pt"/>
    </style:style>
    <style:style style:name="P11" style:family="paragraph" style:parent-style-name="Standard">
      <style:text-properties officeooo:rsid="00216ead" officeooo:paragraph-rsid="0021e90b" style:font-size-asian="12pt"/>
    </style:style>
    <style:style style:name="P12" style:family="paragraph" style:parent-style-name="Standard">
      <style:text-properties officeooo:rsid="00216ead" officeooo:paragraph-rsid="002539ce" style:font-size-asian="12pt"/>
    </style:style>
    <style:style style:name="P13" style:family="paragraph" style:parent-style-name="Standard">
      <style:text-properties officeooo:paragraph-rsid="001dc10b" style:font-size-asian="12pt"/>
    </style:style>
    <style:style style:name="P14" style:family="paragraph" style:parent-style-name="Standard">
      <style:text-properties officeooo:rsid="0021e90b" officeooo:paragraph-rsid="0021e90b" style:font-size-asian="12pt"/>
    </style:style>
    <style:style style:name="P15" style:family="paragraph" style:parent-style-name="Standard">
      <style:text-properties officeooo:rsid="0021e90b" officeooo:paragraph-rsid="002539ce" style:font-size-asian="12pt"/>
    </style:style>
    <style:style style:name="P16" style:family="paragraph" style:parent-style-name="Standard">
      <style:text-properties officeooo:rsid="0021e90b" officeooo:paragraph-rsid="002d69fe" style:font-size-asian="12pt"/>
    </style:style>
    <style:style style:name="P17" style:family="paragraph" style:parent-style-name="Standard">
      <style:text-properties officeooo:paragraph-rsid="0023119c" style:font-size-asian="12pt"/>
    </style:style>
    <style:style style:name="P18" style:family="paragraph" style:parent-style-name="Standard">
      <style:text-properties officeooo:rsid="002c65a0" officeooo:paragraph-rsid="002d172c" style:font-size-asian="12pt"/>
    </style:style>
    <style:style style:name="P19" style:family="paragraph" style:parent-style-name="Standard">
      <style:text-properties officeooo:rsid="002d69fe" officeooo:paragraph-rsid="002d69fe" style:font-size-asian="12pt"/>
    </style:style>
    <style:style style:name="P20" style:family="paragraph" style:parent-style-name="Standard">
      <style:text-properties officeooo:rsid="003169d8" officeooo:paragraph-rsid="003169d8" style:font-size-asian="12pt"/>
    </style:style>
    <style:style style:name="P21" style:family="paragraph" style:parent-style-name="Standard">
      <style:text-properties officeooo:rsid="0021f948" officeooo:paragraph-rsid="0021f948"/>
    </style:style>
    <style:style style:name="P22" style:family="paragraph" style:parent-style-name="Standard">
      <style:paragraph-properties fo:text-align="start" style:justify-single-word="false"/>
      <style:text-properties officeooo:paragraph-rsid="00289439"/>
    </style:style>
    <style:style style:name="P23" style:family="paragraph" style:parent-style-name="Standard">
      <style:text-properties style:font-name="Liberation Serif" fo:font-size="12pt" officeooo:rsid="0021f948" officeooo:paragraph-rsid="0021f948" style:font-size-asian="12pt" style:font-size-complex="12pt"/>
    </style:style>
    <style:style style:name="P24" style:family="paragraph" style:parent-style-name="Standard">
      <style:text-properties style:font-name="Liberation Serif" fo:font-size="12pt" officeooo:rsid="0021f948" officeooo:paragraph-rsid="0023119c" style:font-size-asian="12pt" style:font-size-complex="12pt"/>
    </style:style>
    <style:style style:name="P25" style:family="paragraph" style:parent-style-name="Standard">
      <style:text-properties style:font-name="Liberation Serif" fo:font-size="12pt" officeooo:rsid="0021f948" officeooo:paragraph-rsid="00236d99" style:font-size-asian="12pt" style:font-size-complex="12pt"/>
    </style:style>
    <style:style style:name="P26" style:family="paragraph" style:parent-style-name="Standard">
      <style:text-properties style:font-name="Liberation Serif" fo:font-size="12pt" officeooo:rsid="00236d99" officeooo:paragraph-rsid="00236d99" style:font-size-asian="12pt" style:font-size-complex="12pt"/>
    </style:style>
    <style:style style:name="P27" style:family="paragraph" style:parent-style-name="Standard">
      <style:text-properties style:font-name="Liberation Serif" fo:font-size="12pt" officeooo:rsid="003169d8" officeooo:paragraph-rsid="003169d8" style:font-size-asian="12pt" style:font-size-complex="12pt"/>
    </style:style>
    <style:style style:name="P28" style:family="paragraph" style:parent-style-name="Standard">
      <style:text-properties officeooo:paragraph-rsid="002539ce"/>
    </style:style>
    <style:style style:name="P29" style:family="paragraph" style:parent-style-name="Standard">
      <style:text-properties officeooo:rsid="0026ba1e" officeooo:paragraph-rsid="0026ba1e"/>
    </style:style>
    <style:style style:name="P30" style:family="paragraph" style:parent-style-name="Standard">
      <style:text-properties officeooo:rsid="0029ea9f" officeooo:paragraph-rsid="0026ba1e"/>
    </style:style>
    <style:style style:name="P31" style:family="paragraph" style:parent-style-name="Standard">
      <style:text-properties style:font-name="Liberation Serif" fo:font-size="12pt" officeooo:rsid="003169d8" officeooo:paragraph-rsid="003169d8" style:font-size-asian="12pt" style:font-size-complex="12pt"/>
    </style:style>
    <style:style style:name="P32" style:family="paragraph" style:parent-style-name="Standard">
      <style:text-properties style:font-name="Liberation Serif" fo:font-size="12pt" officeooo:rsid="003169d8" officeooo:paragraph-rsid="0032d89a" style:font-size-asian="12pt" style:font-size-complex="12pt"/>
    </style:style>
    <style:style style:name="P33" style:family="paragraph" style:parent-style-name="Standard">
      <style:text-properties style:font-name="Liberation Serif" fo:font-size="12pt" officeooo:rsid="0021f948" officeooo:paragraph-rsid="0021f948" style:font-size-asian="12pt" style:font-size-complex="12pt"/>
    </style:style>
    <style:style style:name="P34" style:family="paragraph" style:parent-style-name="Standard">
      <style:text-properties officeooo:rsid="001dc10b" officeooo:paragraph-rsid="0032d01c" style:font-size-asian="12pt"/>
    </style:style>
    <style:style style:name="P35" style:family="paragraph" style:parent-style-name="Standard">
      <style:text-properties officeooo:rsid="0026ba1e" officeooo:paragraph-rsid="0027ea45"/>
    </style:style>
    <style:style style:name="P36" style:family="paragraph" style:parent-style-name="Standard">
      <style:text-properties officeooo:rsid="001dc10b" officeooo:paragraph-rsid="0032d01c"/>
    </style:style>
    <style:style style:name="T1" style:family="text">
      <style:text-properties officeooo:rsid="001affc0"/>
    </style:style>
    <style:style style:name="T2" style:family="text">
      <style:text-properties style:font-size-asian="12pt"/>
    </style:style>
    <style:style style:name="T3" style:family="text">
      <style:text-properties officeooo:rsid="001affc0" style:font-size-asian="12pt"/>
    </style:style>
    <style:style style:name="T4" style:family="text">
      <style:text-properties officeooo:rsid="001c3e76" style:font-size-asian="12pt"/>
    </style:style>
    <style:style style:name="T5" style:family="text">
      <style:text-properties officeooo:rsid="001dc10b" style:font-size-asian="12pt"/>
    </style:style>
    <style:style style:name="T6" style:family="text">
      <style:text-properties officeooo:rsid="001f2c69" style:font-size-asian="12pt"/>
    </style:style>
    <style:style style:name="T7" style:family="text">
      <style:text-properties officeooo:rsid="0021e90b" style:font-size-asian="12pt"/>
    </style:style>
    <style:style style:name="T8" style:family="text">
      <style:text-properties officeooo:rsid="0021f948" style:font-size-asian="12pt"/>
    </style:style>
    <style:style style:name="T9" style:family="text">
      <style:text-properties officeooo:rsid="002539ce" style:font-size-asian="12pt"/>
    </style:style>
    <style:style style:name="T10" style:family="text">
      <style:text-properties officeooo:rsid="002afbf6" style:font-size-asian="12pt"/>
    </style:style>
    <style:style style:name="T11" style:family="text">
      <style:text-properties officeooo:rsid="002c65a0" style:font-size-asian="12pt"/>
    </style:style>
    <style:style style:name="T12" style:family="text">
      <style:text-properties officeooo:rsid="002d69fe" style:font-size-asian="12pt"/>
    </style:style>
    <style:style style:name="T13" style:family="text">
      <style:text-properties style:text-underline-style="solid" style:text-underline-width="auto" style:text-underline-color="font-color" fo:font-weight="bold" style:font-size-asian="12pt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1affc0" style:font-size-asian="12pt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1c3e76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289439" style:font-weight-asian="bold" style:font-weight-complex="bold"/>
    </style:style>
    <style:style style:name="T17" style:family="text">
      <style:text-properties officeooo:rsid="0021e90b"/>
    </style:style>
    <style:style style:name="T18" style:family="text">
      <style:text-properties officeooo:rsid="0021f948"/>
    </style:style>
    <style:style style:name="T19" style:family="text">
      <style:text-properties style:font-name="Liberation Serif" fo:font-size="12pt" style:font-size-complex="12pt"/>
    </style:style>
    <style:style style:name="T20" style:family="text">
      <style:text-properties style:font-name="Liberation Serif" fo:font-size="12pt" officeooo:rsid="0021f948" style:font-size-complex="12pt"/>
    </style:style>
    <style:style style:name="T21" style:family="text">
      <style:text-properties style:font-name="Liberation Serif" fo:font-size="12pt" officeooo:rsid="0023119c" style:font-size-complex="12pt"/>
    </style:style>
    <style:style style:name="T22" style:family="text">
      <style:text-properties style:font-name="Liberation Serif" fo:font-size="12pt" officeooo:rsid="002539ce" style:font-size-complex="12pt"/>
    </style:style>
    <style:style style:name="T23" style:family="text">
      <style:text-properties style:font-name="Liberation Serif" fo:font-size="12pt" style:text-underline-style="solid" style:text-underline-width="auto" style:text-underline-color="font-color" fo:font-weight="bold" officeooo:rsid="00289439" style:font-size-asian="12pt" style:font-weight-asian="bold" style:font-weight-complex="bold"/>
    </style:style>
    <style:style style:name="T24" style:family="text">
      <style:text-properties style:font-name="Liberation Serif" style:text-underline-style="solid" style:text-underline-width="auto" style:text-underline-color="font-color" fo:font-weight="bold" officeooo:rsid="00289439" style:font-weight-asian="bold" style:font-weight-complex="bold"/>
    </style:style>
    <style:style style:name="T25" style:family="text">
      <style:text-properties officeooo:rsid="0023119c"/>
    </style:style>
    <style:style style:name="T26" style:family="text">
      <style:text-properties officeooo:rsid="00236d99"/>
    </style:style>
    <style:style style:name="T27" style:family="text">
      <style:text-properties officeooo:rsid="002539ce"/>
    </style:style>
    <style:style style:name="T28" style:family="text">
      <style:text-properties fo:font-size="12pt" style:font-size-asian="12pt"/>
    </style:style>
    <style:style style:name="T29" style:family="text">
      <style:text-properties officeooo:rsid="0026ba1e"/>
    </style:style>
    <style:style style:name="T30" style:family="text">
      <style:text-properties officeooo:rsid="0027ea45"/>
    </style:style>
    <style:style style:name="T31" style:family="text">
      <style:text-properties officeooo:rsid="00289439"/>
    </style:style>
    <style:style style:name="T32" style:family="text">
      <style:text-properties officeooo:rsid="003169d8"/>
    </style:style>
    <style:style style:name="T33" style:family="text">
      <style:text-properties officeooo:rsid="001f2c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2"><text:span text:style-name="T15">E</text:span><text:span text:style-name="T16">xercice 1</text:span><text:span text:style-name="T24"> : </text:span><text:span text:style-name="T23">Jeu du devin</text:span></text:p>
      <text:p text:style-name="Standard"/>
      <text:p text:style-name="P2"><text:span text:style-name="T1">Q1 : </text:span><text:span text:style-name="T2">La machine fait deviner le nombre</text:span></text:p>
      <text:p text:style-name="P4"/>
      <text:p text:style-name="Standard">R0 : <text:span text:style-name="T27">Faire deviner le nombre </text:span><text:span text:style-name="T31">à</text:span><text:span text:style-name="T27"> l’utilisateur </text:span><text:s/></text:p>
      <text:p text:style-name="P28">R1 : Comment <text:span text:style-name="T27">faire deviner le nombre </text:span><text:span text:style-name="T31">à</text:span><text:span text:style-name="T27"> l’utilisateur</text:span></text:p>
      <text:p text:style-name="Standard"><text:span text:style-name="T2"><text:tab/></text:span><text:span text:style-name="T5">Demander</text:span><text:span text:style-name="T2"> </text:span><text:span text:style-name="T7">le choix de la machine <text:tab/><text:tab/><text:tab/></text:span></text:p>
      <text:p text:style-name="Standard"><text:span text:style-name="T2"><text:tab/></text:span><text:span text:style-name="T4">Traiter le choix de la machine <text:tab/><text:tab/><text:tab/><text:tab/></text:span></text:p>
      <text:p text:style-name="P1"><text:tab/><text:span text:style-name="T5">Demander </text:span><text:span text:style-name="T8">la réponse de </text:span><text:span text:style-name="T5">l’utilisateur </text:span></text:p>
      <text:p text:style-name="P1"><text:span text:style-name="T5"><text:tab/>Traiter l</text:span><text:span text:style-name="T11">a réponse</text:span><text:span text:style-name="T5"> de l’utilisateur</text:span> </text:p>
      <text:p text:style-name="Standard"><text:tab/><text:span text:style-name="T17">Afficher le bilan</text:span></text:p>
      <text:p text:style-name="P1">R2 : Comment <text:span text:style-name="T5">demander </text:span><text:span text:style-name="T8">le choix de la</text:span><text:span text:style-name="T6"> machine </text:span></text:p>
      <text:p text:style-name="P21"><text:span text:style-name="T4">R</text:span><text:span text:style-name="T2">2 : Comment traiter le choix de la machine </text:span></text:p>
      <text:p text:style-name="P5"><text:span text:style-name="T4">R</text:span><text:span text:style-name="T2">2 : Comment demander </text:span><text:span text:style-name="T8">la réponse de</text:span><text:span text:style-name="T2"> l’utilisateur</text:span></text:p>
      <text:p text:style-name="P7"><text:span text:style-name="T11">R2 : Comment traiter la ré</text:span><text:span text:style-name="T6">ponse</text:span><text:span text:style-name="T2"> de l’utilisateur </text:span></text:p>
      <text:p text:style-name="P6"><text:span text:style-name="T2">R2 : Comment </text:span><text:span text:style-name="T6">afficher </text:span><text:span text:style-name="T7">le bilan </text:span></text:p>
      <text:p text:style-name="P6"><text:span text:style-name="T6"><text:tab/>C</text:span><text:span text:style-name="T2">alculer le nombre d’essai réalisé par l’utilisateur </text:span></text:p>
      <text:p text:style-name="P6"><text:span text:style-name="T2"><text:tab/></text:span><text:span text:style-name="T6">A</text:span><text:span text:style-name="T2">fficher le nombre d’essai </text:span></text:p>
      <text:p text:style-name="P1"/>
      <text:p text:style-name="P2"><text:span text:style-name="T3">Q2 : </text:span><text:span text:style-name="T2">La machine joue</text:span></text:p>
      <text:p text:style-name="P9"/>
      <text:p text:style-name="P8"><text:span text:style-name="T3">R</text:span><text:span text:style-name="T2">0 : </text:span><text:span text:style-name="T9">Faire deviner le nombre à la machine </text:span><text:span text:style-name="T2"><text:s/></text:span></text:p>
      <text:p text:style-name="P10">R1 : Comment <text:span text:style-name="T27">faire deviner à la machine</text:span> </text:p>
      <text:p text:style-name="P10"><text:tab/><text:span text:style-name="T17">Demander le choix de l’utilisateur</text:span></text:p>
      <text:p text:style-name="P10"><text:tab/>Traiter le choix de l’utilisateur </text:p>
      <text:p text:style-name="P14"><text:tab/>Demander à la machine de trouver le nombre </text:p>
      <text:p text:style-name="P11"><text:tab/><text:span text:style-name="T18">Traiter la proposition de la machine </text:span></text:p>
      <text:p text:style-name="P11"><text:tab/><text:span text:style-name="T17">Afficher le bilan</text:span></text:p>
      <text:p text:style-name="P12"><text:span text:style-name="T27">R2 : </text:span><text:span text:style-name="T31">Comment d</text:span><text:span text:style-name="T17">emander le choix de l’utilisateur</text:span></text:p>
      <text:p text:style-name="P12"><text:span text:style-name="T27">R2 : </text:span><text:span text:style-name="T31">Comment t</text:span>raiter le choix de l’utilisateur </text:p>
      <text:p text:style-name="P15"><text:span text:style-name="T27">R2 : </text:span><text:span text:style-name="T31">Comment d</text:span>emander à la machine de trouver le nombre </text:p>
      <text:p text:style-name="P12"><text:span text:style-name="T27">R2 : </text:span><text:span text:style-name="T31">Comment t</text:span><text:span text:style-name="T18">raiter la proposition de la machine </text:span></text:p>
      <text:p text:style-name="P12"><text:span text:style-name="T27">R2 : </text:span><text:span text:style-name="T31">Comment a</text:span><text:span text:style-name="T17">fficher le bilan</text:span></text:p>
      <text:p text:style-name="P36"><text:span text:style-name="T6"><text:tab/>C</text:span><text:span text:style-name="T2">alculer le nombre d’essai </text:span></text:p>
      <text:p text:style-name="P34"><text:tab/><text:span text:style-name="T33">A</text:span>fficher le nombre d’essai </text:p>
      <text:p text:style-name="P9"/>
      <text:p text:style-name="P1"><text:span text:style-name="T14">Q3 : </text:span><text:span text:style-name="T13">Le programme complet</text:span></text:p>
      <text:p text:style-name="P13"/>
      <text:p text:style-name="P23">R0 : Demander à l’utilisateur un mode de jeu <text:tab/></text:p>
      <text:p text:style-name="P23">R1 : Comment demander à l’utilisateur un mode <text:span text:style-name="T26">de jeu</text:span> </text:p>
      <text:p text:style-name="P23"><text:tab/>Afficher le menu </text:p>
      <text:p text:style-name="P23"><text:tab/>Demander le choix de l’utilisateur </text:p>
      <text:p text:style-name="P23"><text:tab/>Traiter le choix de l’utilisateur </text:p>
      <text:p text:style-name="P26"><text:span text:style-name="T25"><text:tab/>A</text:span>fficher le choix de l’utilisateur</text:p>
      <text:p text:style-name="P27"/>
      <text:p text:style-name="P23">R2 : Comment afficher le menu </text:p>
      <text:p text:style-name="P32">def menu()</text:p>
      <text:p text:style-name="P23"><text:tab/>print("1- L'ordinateur choisit un nombre et vous le devinez")</text:p>
      <text:p text:style-name="P23"><text:tab/>print("2- Vous choisissez un nombre et l'ordinateur le devine")</text:p>
      <text:p text:style-name="P23"><text:tab/>print("0- Quitter le programme") </text:p>
      <text:p text:style-name="P23">R2 : Comment <text:span text:style-name="T25">demander</text:span> le choix de l’utilisateur </text:p>
      <text:p text:style-name="P23"><text:soft-page-break/><text:tab/>choix = <text:span text:style-name="T32">int(</text:span>input("Votre choix : "  )<text:span text:style-name="T32">)</text:span></text:p>
      <text:p text:style-name="P24"><text:span text:style-name="T25">R2 : Comment t</text:span>raiter le choix de l’utilisateur </text:p>
      <text:p text:style-name="P24"><text:tab/><text:span text:style-name="T25">if choix =</text:span><text:span text:style-name="T26">=</text:span><text:span text:style-name="T25"> 1:</text:span></text:p>
      <text:p text:style-name="P24"><text:tab/><text:tab/><text:span text:style-name="T25">return choix</text:span></text:p>
      <text:p text:style-name="P24"><text:tab/><text:span text:style-name="T25">elif choix =</text:span><text:span text:style-name="T26">= </text:span><text:span text:style-name="T25">2 :</text:span></text:p>
      <text:p text:style-name="P24"><text:tab/><text:tab/><text:span text:style-name="T25">return choix</text:span></text:p>
      <text:p text:style-name="P24"><text:tab/><text:span text:style-name="T25">elif choix =</text:span><text:span text:style-name="T26">=</text:span><text:span text:style-name="T25"> 0 :</text:span></text:p>
      <text:p text:style-name="P24"><text:tab/><text:tab/><text:span text:style-name="T26">return choix</text:span></text:p>
      <text:p text:style-name="P25"><text:tab/><text:tab/><text:span text:style-name="T26">print()</text:span></text:p>
      <text:p text:style-name="P25"><text:span text:style-name="T26"><text:tab/><text:tab/>print</text:span><text:span text:style-name="T25"> </text:span><text:span text:style-name="T26">(" Au revoir ...")</text:span></text:p>
      <text:p text:style-name="P24"><text:tab/><text:span text:style-name="T32">else</text:span><text:span text:style-name="T25">:</text:span></text:p>
      <text:p text:style-name="P17"><text:span text:style-name="T20"><text:tab/><text:tab/></text:span><text:span text:style-name="T21">print("Je n’ai pas compris votre choix")</text:span></text:p>
      <text:p text:style-name="P20"><text:span text:style-name="T21">m</text:span><text:span text:style-name="T19">enu()</text:span></text:p>
      <text:p text:style-name="P17"/>
      <text:p text:style-name="Standard"><text:span text:style-name="T14">Q4 : </text:span><text:span text:style-name="T13">On peut recommencer</text:span><text:line-break/></text:p>
      <text:p text:style-name="P29">R0 : Compléter le programme précédent </text:p>
      <text:p text:style-name="P29">R1 : Proposer une nouvelle partie</text:p>
      <text:p text:style-name="P29"><text:tab/><text:span text:style-name="T30">Demander à l’utilisateur de recommencer </text:span></text:p>
      <text:p text:style-name="P29"><text:tab/><text:span text:style-name="T30">Traiter le choix de l’utilisateur </text:span></text:p>
      <text:p text:style-name="P30"/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6T20:04:15.795000000</meta:creation-date>
    <dc:date>2023-10-29T21:10:39.948000000</dc:date>
    <meta:editing-duration>PT17H49M57S</meta:editing-duration>
    <meta:editing-cycles>1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62" meta:word-count="362" meta:character-count="2121" meta:non-whitespace-character-count="1736"/>
  </office:meta>
</office:document-meta>
</file>